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69e85" style:font-size-asian="13.1000003814697pt" style:font-weight-asian="bold" style:font-size-complex="15pt" style:font-weight-complex="bold" loext:padding="0in" loext:border="none"/>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15d2f1" officeooo:paragraph-rsid="0015d2f1" style:font-size-asian="28pt" style:font-weight-asian="bold" style:font-size-complex="28pt" style:font-weight-complex="bold"/>
    </style:style>
    <style:style style:name="P3" style:family="paragraph" style:parent-style-name="Standard">
      <style:paragraph-properties fo:text-align="start" style:justify-single-word="false"/>
      <style:text-properties fo:font-size="20pt" style:text-underline-style="none" fo:font-weight="normal" officeooo:rsid="0015d2f1" officeooo:paragraph-rsid="0015d2f1" style:font-size-asian="17.5pt" style:font-weight-asian="normal" style:font-size-complex="20pt" style:font-weight-complex="normal"/>
    </style:style>
    <style:style style:name="P4"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15d2f1" style:font-size-asian="13.1000003814697pt" style:font-weight-asian="normal" style:font-size-complex="15pt" style:font-weight-complex="normal"/>
    </style:style>
    <style:style style:name="P5"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191855" style:font-size-asian="13.1000003814697pt" style:font-weight-asian="normal" style:font-size-complex="15pt" style:font-weight-complex="normal"/>
    </style:style>
    <style:style style:name="P6"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15d2f1" officeooo:paragraph-rsid="0015d2f1" style:font-size-asian="13.1000003814697pt" style:font-weight-asian="normal" style:font-size-complex="15pt" style:font-weight-complex="normal"/>
    </style:style>
    <style:style style:name="P7"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191855" officeooo:paragraph-rsid="00191855" style:font-size-asian="13.1000003814697pt" style:font-weight-asian="normal" style:font-size-complex="15pt" style:font-weight-complex="normal"/>
    </style:style>
    <style:style style:name="P8"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191855" officeooo:paragraph-rsid="001c383d" style:font-size-asian="13.1000003814697pt" style:font-weight-asian="normal" style:font-size-complex="15pt" style:font-weight-complex="normal"/>
    </style:style>
    <style:style style:name="P9" style:family="paragraph" style:parent-style-name="Standard">
      <style:paragraph-properties fo:line-height="200%" fo:text-align="center" style:justify-single-word="false" fo:break-before="page" style:writing-mode="lr-tb"/>
      <style:text-properties fo:font-variant="normal" fo:text-transform="none" fo:color="#dad7d2" loext:opacity="100%" style:font-name="Arial1" fo:font-size="28pt" fo:letter-spacing="normal" fo:font-style="normal" style:text-underline-style="solid" style:text-underline-width="auto" style:text-underline-color="font-color" fo:font-weight="bold" officeooo:rsid="0015d2f1" officeooo:paragraph-rsid="0015d2f1" style:font-size-asian="28pt" style:font-weight-asian="bold" style:font-size-complex="28pt" style:font-weight-complex="bold"/>
    </style:style>
    <style:style style:name="P10" style:family="paragraph" style:parent-style-name="Standard">
      <style:paragraph-properties fo:line-height="200%" fo:text-align="center" style:justify-single-word="false" fo:break-before="page" style:writing-mode="lr-tb"/>
      <style:text-properties fo:font-variant="normal" fo:text-transform="none" fo:color="#dad7d2" loext:opacity="100%" style:font-name="Arial1" fo:font-size="28pt" fo:letter-spacing="normal" fo:font-style="normal" style:text-underline-style="solid" style:text-underline-width="auto" style:text-underline-color="font-color" fo:font-weight="bold" officeooo:rsid="00169e85" officeooo:paragraph-rsid="00169e85" style:font-size-asian="28pt" style:font-weight-asian="bold" style:font-size-complex="28pt" style:font-weight-complex="bold"/>
    </style:style>
    <style:style style:name="P11"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169e85" style:font-size-asian="13.1000003814697pt" style:font-weight-asian="normal" style:font-size-complex="15pt" style:font-weight-complex="normal"/>
    </style:style>
    <style:style style:name="P12"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3"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4"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5"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169e85" style:font-size-asian="13.1000003814697pt" style:font-weight-asian="normal" style:font-size-complex="15pt" style:font-weight-complex="normal" loext:padding="0in" loext:border="none"/>
    </style:style>
    <style:style style:name="P16"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6d8a8" style:font-size-asian="13.1000003814697pt" style:font-weight-asian="normal" style:font-size-complex="15pt" style:font-weight-complex="normal"/>
    </style:style>
    <style:style style:name="P17" style:family="paragraph" style:parent-style-name="Text_20_body" style:list-style-name="L8">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6d8a8" style:font-size-asian="13.1000003814697pt" style:font-weight-asian="normal" style:font-size-complex="15pt" style:font-weight-complex="normal"/>
    </style:style>
    <style:style style:name="P18"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19" style:family="paragraph" style:parent-style-name="Text_20_body" style:list-style-name="L9">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20" style:family="paragraph" style:parent-style-name="Text_20_body" style:list-style-name="L1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6d8a8" style:font-size-asian="13.1000003814697pt" style:font-weight-asian="normal" style:font-size-complex="15pt" style:font-weight-complex="normal" loext:padding="0in" loext:border="none"/>
    </style:style>
    <style:style style:name="P2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1c383d" style:font-size-asian="13.1000003814697pt" style:font-weight-asian="normal" style:font-size-complex="15pt" style:font-weight-complex="normal" loext:padding="0in" loext:border="none"/>
    </style:style>
    <style:style style:name="P22" style:family="paragraph" style:parent-style-name="Text_20_body" style:list-style-name="L10">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16d8a8" style:font-size-asian="13.1000003814697pt" style:font-weight-asian="normal" style:font-size-complex="15pt" style:font-weight-complex="normal" loext:padding="0in" loext:border="none"/>
    </style:style>
    <style:style style:name="P23"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93de2" officeooo:paragraph-rsid="001c383d" style:font-size-asian="13.1000003814697pt" style:font-weight-asian="normal" style:font-size-complex="15pt" style:font-weight-complex="normal" loext:padding="0in" loext:border="none"/>
    </style:style>
    <style:style style:name="P24" style:family="paragraph" style:parent-style-name="Text_20_body" style:list-style-name="L13">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1c383d" style:font-size-asian="13.1000003814697pt" style:font-weight-asian="normal" style:font-size-complex="15pt" style:font-weight-complex="normal" loext:padding="0in" loext:border="none"/>
    </style:style>
    <style:style style:name="P25" style:family="paragraph" style:parent-style-name="Text_20_body">
      <style:paragraph-properties fo:line-height="115%" fo:text-align="center"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16d8a8" style:font-size-asian="13.1000003814697pt" style:font-weight-asian="normal" style:font-size-complex="15pt" style:font-weight-complex="normal" loext:padding="0in" loext:border="none"/>
    </style:style>
    <style:style style:name="P26" style:family="paragraph" style:parent-style-name="Text_20_body" style:list-style-name="L11">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16d8a8" style:font-size-asian="13.1000003814697pt" style:font-weight-asian="normal" style:font-size-complex="15pt" style:font-weight-complex="normal" loext:padding="0in" loext:border="none"/>
    </style:style>
    <style:style style:name="P2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officeooo:paragraph-rsid="001c383d" style:font-size-asian="13.1000003814697pt" style:font-weight-asian="normal" style:font-size-complex="15pt" style:font-weight-complex="normal" loext:padding="0in" loext:border="none"/>
    </style:style>
    <style:style style:name="P2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officeooo:paragraph-rsid="001c383d" style:font-size-asian="13.1000003814697pt" style:font-weight-asian="normal" style:font-size-complex="15pt" style:font-weight-complex="normal" loext:padding="0in" loext:border="none"/>
    </style:style>
    <style:style style:name="P29"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36a71c" officeooo:paragraph-rsid="0016d8a8" style:font-size-asian="15pt" style:font-weight-asian="normal" style:font-size-complex="15pt" style:font-weight-complex="normal" loext:padding="0in" loext:border="none"/>
    </style:style>
    <style:style style:name="P3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36eb5e" officeooo:paragraph-rsid="0016d8a8" style:font-size-asian="15pt" style:font-weight-asian="normal" style:font-size-complex="15pt" style:font-weight-complex="normal" loext:padding="0in" loext:border="none"/>
    </style:style>
    <style:style style:name="P3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paragraph-rsid="0016d8a8" style:font-size-asian="15pt" style:font-weight-asian="normal" style:font-size-complex="15pt" style:font-weight-complex="normal" loext:padding="0in" loext:border="none"/>
    </style:style>
    <style:style style:name="P32"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370445" officeooo:paragraph-rsid="0016d8a8" style:font-size-asian="15pt" style:font-weight-asian="normal" style:font-size-complex="15pt" style:font-weight-complex="normal" loext:padding="0in" loext:border="none"/>
    </style:style>
    <style:style style:name="P3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bold" officeooo:rsid="001329da" officeooo:paragraph-rsid="0016d8a8" style:font-size-asian="13.1000003814697pt" style:font-weight-asian="bold" style:font-size-complex="15pt" style:font-weight-complex="bold"/>
    </style:style>
    <style:style style:name="P3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69e85" style:font-size-asian="13.1000003814697pt" style:font-weight-asian="bold" style:font-size-complex="15pt" style:font-weight-complex="bold"/>
    </style:style>
    <style:style style:name="P3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6d8a8" style:font-size-asian="13.1000003814697pt" style:font-weight-asian="bold" style:font-size-complex="15pt" style:font-weight-complex="bold" loext:padding="0in" loext:border="none"/>
    </style:style>
    <style:style style:name="P36"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6d8a8" style:font-size-asian="13.1000003814697pt" style:font-weight-asian="bold" style:font-size-complex="15pt" style:font-weight-complex="bold" loext:padding="0in" loext:border="none"/>
    </style:style>
    <style:style style:name="P37"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38"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3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c383d" style:font-size-asian="13.1000003814697pt" style:font-weight-asian="bold" style:font-size-complex="15pt" style:font-weight-complex="bold" loext:padding="0in" loext:border="none"/>
    </style:style>
    <style:style style:name="P40"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normal" officeooo:rsid="0033dcc6" officeooo:paragraph-rsid="0016d8a8" style:font-size-asian="15pt" style:font-weight-asian="normal" style:font-size-complex="15pt" style:font-weight-complex="normal" loext:padding="0in" loext:border="none"/>
    </style:style>
    <style:style style:name="P41" style:family="paragraph" style:parent-style-name="Text_20_body">
      <style:paragraph-properties fo:margin-left="0in" fo:margin-right="0in" fo:line-height="1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normal" officeooo:rsid="0036a71c" officeooo:paragraph-rsid="0016d8a8" style:font-size-asian="15pt" style:font-weight-asian="normal" style:font-size-complex="15pt" style:font-weight-complex="normal" loext:padding="0in" loext:border="none"/>
    </style:style>
    <style:style style:name="P42"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339c2c" officeooo:paragraph-rsid="00169e85" style:font-size-asian="32pt" style:font-weight-asian="bold" style:font-size-complex="32pt" style:font-weight-complex="bold" loext:padding="0in" loext:border="none"/>
    </style:style>
    <style:style style:name="P43"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339c2c" officeooo:paragraph-rsid="00169e85" style:font-size-asian="32pt" style:font-weight-asian="bold" style:font-size-complex="32pt" style:font-weight-complex="bold" loext:padding="0in" loext:border="none"/>
    </style:style>
    <style:style style:name="P44"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45"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46" style:family="paragraph" style:parent-style-name="Text_20_body">
      <style:paragraph-properties fo:margin-left="0in" fo:margin-right="0in" fo:line-height="1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6d8a8" style:font-size-asian="24pt" style:font-weight-asian="bold" style:font-size-complex="24pt" style:font-weight-complex="bold" loext:padding="0in" loext:border="none"/>
    </style:style>
    <style:style style:name="P4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c383d" style:font-size-asian="24pt" style:font-weight-asian="bold" style:font-size-complex="24pt" style:font-weight-complex="bold" loext:padding="0in" loext:border="none"/>
    </style:style>
    <style:style style:name="P48"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c383d" style:font-size-asian="24pt" style:font-weight-asian="bold" style:font-size-complex="24pt" style:font-weight-complex="bold" loext:padding="0in" loext:border="none"/>
    </style:style>
    <style:style style:name="P4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Arial1" fo:font-size="20pt" fo:letter-spacing="normal" fo:font-style="normal" style:text-underline-style="solid" style:text-underline-width="auto" style:text-underline-color="font-color" fo:font-weight="bold" officeooo:rsid="0011b8ff" officeooo:paragraph-rsid="001c383d" style:font-size-asian="20pt" style:font-weight-asian="bold" style:font-size-complex="20pt" style:font-weight-complex="bold" loext:padding="0in" loext:border="none"/>
    </style:style>
    <style:style style:name="P50" style:family="paragraph" style:parent-style-name="Text_20_body">
      <style:paragraph-properties fo:margin-left="0in" fo:margin-right="0in" fo:text-align="start" style:justify-single-word="false" fo:orphans="2" fo:widows="2" fo:text-indent="0in" style:auto-text-indent="false" style:writing-mode="lr-tb"/>
      <style:text-properties fo:font-variant="normal" fo:text-transform="none" fo:color="#e8e6e3" loext:opacity="100%" style:font-name="Arial1" fo:font-size="20pt" fo:letter-spacing="normal" fo:font-style="normal" style:text-underline-style="solid" style:text-underline-width="auto" style:text-underline-color="font-color" fo:font-weight="bold" officeooo:rsid="0011b8ff" officeooo:paragraph-rsid="001c383d" style:font-size-asian="20pt" style:font-weight-asian="bold" style:font-size-complex="20pt" style:font-weight-complex="bold" loext:padding="0in" loext:border="none"/>
    </style:style>
    <style:style style:name="P51"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c383d" style:font-size-asian="13.1000003814697pt" style:font-weight-asian="normal" style:font-size-complex="15pt" style:font-weight-complex="normal"/>
    </style:style>
    <style:style style:name="P52" style:family="paragraph" style:parent-style-name="Text_20_body">
      <style:paragraph-properties fo:margin-left="0in" fo:margin-right="0in" fo:line-height="115%" fo:text-align="center" style:justify-single-word="false" fo:text-indent="0in" style:auto-text-indent="false" style:writing-mode="lr-tb"/>
      <style:text-properties fo:font-size="24pt" style:text-underline-style="solid" style:text-underline-width="auto" style:text-underline-color="font-color" fo:font-weight="bold" officeooo:paragraph-rsid="0016d8a8" style:font-size-asian="24pt" style:font-weight-asian="bold" style:font-size-complex="24pt" style:font-weight-complex="bold"/>
    </style:style>
    <style:style style:name="P53"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6d8a8"/>
    </style:style>
    <style:style style:name="P54"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6d8a8"/>
    </style:style>
    <style:style style:name="P55" style:family="paragraph" style:parent-style-name="Text_20_body">
      <style:paragraph-properties fo:margin-left="0in" fo:margin-right="0in" fo:line-height="100%" fo:text-align="start" style:justify-single-word="false" fo:text-indent="0in" style:auto-text-indent="false" style:writing-mode="lr-tb"/>
      <style:text-properties officeooo:paragraph-rsid="0016d8a8"/>
    </style:style>
    <style:style style:name="P56" style:family="paragraph" style:parent-style-name="Text_20_body">
      <style:paragraph-properties fo:margin-left="0in" fo:margin-right="0in" fo:line-height="100%" fo:text-align="start" style:justify-single-word="false" fo:text-indent="0in" style:auto-text-indent="false" style:writing-mode="lr-tb"/>
      <style:text-properties officeooo:rsid="00370445" officeooo:paragraph-rsid="0016d8a8"/>
    </style:style>
    <style:style style:name="P57" style:family="paragraph" style:parent-style-name="Text_20_body">
      <style:paragraph-properties fo:margin-left="0in" fo:margin-right="0in" fo:line-height="100%" fo:text-align="start" style:justify-single-word="false" fo:text-indent="0in" style:auto-text-indent="false" style:writing-mode="lr-tb"/>
      <style:text-properties officeooo:rsid="0016d8a8" officeooo:paragraph-rsid="0016d8a8"/>
    </style:style>
    <style:style style:name="P5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Arial3"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5d2f1"/>
    </style:style>
    <style:style style:name="T2" style:family="text">
      <style:text-properties officeooo:rsid="003c85c4"/>
    </style:style>
    <style:style style:name="T3" style:family="text">
      <style:text-properties officeooo:rsid="00169e85"/>
    </style:style>
    <style:style style:name="T4" style:family="text">
      <style:text-properties officeooo:rsid="0023a0d1"/>
    </style:style>
    <style:style style:name="T5" style:family="text">
      <style:text-properties fo:font-variant="normal" fo:text-transform="none" fo:color="#d5d1cc" loext:opacity="100%" style:font-name="Arial1" fo:letter-spacing="normal" fo:font-style="normal" style:text-underline-style="none" officeooo:rsid="0011b8ff" loext:padding="0in" loext:border="none"/>
    </style:style>
    <style:style style:name="T6" style:family="text">
      <style:text-properties fo:font-variant="normal" fo:text-transform="none" fo:color="#d5d1cc" loext:opacity="100%" style:font-name="Arial1" fo:letter-spacing="normal" fo:font-style="normal" style:text-underline-style="none" officeooo:rsid="0009b8a5" loext:padding="0in" loext:border="none"/>
    </style:style>
    <style:style style:name="T7" style:family="text">
      <style:text-properties fo:font-variant="normal" fo:text-transform="none" fo:color="#d5d1cc" loext:opacity="100%" style:font-name="Arial1" fo:letter-spacing="normal" fo:font-style="normal" style:text-underline-style="none" officeooo:rsid="0025edc8" loext:padding="0in" loext:border="none"/>
    </style:style>
    <style:style style:name="T8" style:family="text">
      <style:text-properties fo:font-variant="normal" fo:text-transform="none" fo:color="#d5d1cc" loext:opacity="100%" style:font-name="Arial1" fo:letter-spacing="normal" fo:font-style="normal" style:text-underline-style="none" officeooo:rsid="001c383d" loext:padding="0in" loext:border="none"/>
    </style:style>
    <style:style style:name="T9" style:family="text">
      <style:text-properties fo:font-variant="normal" fo:text-transform="none" fo:color="#d5d1cc" loext:opacity="100%" style:font-name="Arial1"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0" style:family="text">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11" style:family="text">
      <style:text-properties fo:font-variant="normal" fo:text-transform="none" fo:color="#d5d1cc" loext:opacity="100%" style:font-name="Arial1"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2" style:family="text">
      <style:text-properties fo:font-variant="normal" fo:text-transform="none" fo:color="#d5d1cc" loext:opacity="100%" style:font-name="Arial1"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13" style:family="text">
      <style:text-properties fo:font-variant="normal" fo:text-transform="none" fo:color="#d5d1cc" loext:opacity="100%" style:font-name="Arial1" fo:font-size="15pt" fo:letter-spacing="normal" fo:font-style="normal" style:text-underline-style="none" fo:font-weight="normal" officeooo:rsid="0036eb5e" style:font-size-asian="15pt" style:font-weight-asian="normal" style:font-size-complex="15pt" style:font-weight-complex="normal" loext:padding="0in" loext:border="none"/>
    </style:style>
    <style:style style:name="T14" style:family="text">
      <style:text-properties fo:font-variant="normal" fo:text-transform="none" fo:color="#d5d1cc" loext:opacity="100%" style:font-name="Arial1" fo:font-size="15pt" fo:letter-spacing="normal" fo:font-style="normal" style:text-underline-style="none" fo:font-weight="normal" officeooo:rsid="00370445" style:font-size-asian="15pt" style:font-weight-asian="normal" style:font-size-complex="15pt" style:font-weight-complex="normal" loext:padding="0in" loext:border="none"/>
    </style:style>
    <style:style style:name="T15" style:family="text">
      <style:text-properties fo:font-variant="normal" fo:text-transform="none" fo:color="#d5d1cc" loext:opacity="100%" style:font-name="Arial1" fo:font-size="15pt" fo:letter-spacing="normal" fo:font-style="normal" style:text-underline-style="none" fo:font-weight="normal" officeooo:rsid="0033dcc6" style:font-size-asian="15pt" style:font-weight-asian="normal" style:font-size-complex="15pt" style:font-weight-complex="normal" loext:padding="0in" loext:border="none"/>
    </style:style>
    <style:style style:name="T16" style:family="text">
      <style:text-properties fo:font-variant="normal" fo:text-transform="none" fo:color="#d5d1cc" loext:opacity="100%" style:font-name="Arial1" fo:font-size="15pt" fo:letter-spacing="normal" fo:font-style="normal" style:text-underline-style="none" fo:font-weight="normal" officeooo:rsid="00351ca2" style:font-size-asian="15pt" style:font-weight-asian="normal" style:font-size-complex="15pt" style:font-weight-complex="normal" loext:padding="0in" loext:border="none"/>
    </style:style>
    <style:style style:name="T17" style:family="text">
      <style:text-properties fo:font-variant="normal" fo:text-transform="none" fo:color="#d5d1cc" loext:opacity="100%" style:font-name="Arial1" fo:font-size="15pt" fo:letter-spacing="normal" fo:font-style="normal" style:text-underline-style="none" fo:font-weight="normal" style:font-size-asian="15pt" style:font-weight-asian="normal" style:font-size-complex="15pt" style:font-weight-complex="normal" loext:padding="0in" loext:border="none"/>
    </style:style>
    <style:style style:name="T18" style:family="text">
      <style:text-properties fo:font-variant="normal" fo:text-transform="none" fo:color="#d5d1cc" loext:opacity="100%" style:font-name="Arial1" fo:font-size="15pt" fo:letter-spacing="normal" fo:font-style="normal" style:text-underline-style="none" fo:font-weight="normal" officeooo:rsid="0036a71c" style:font-size-asian="15pt" style:font-weight-asian="normal" style:font-size-complex="15pt" style:font-weight-complex="normal" loext:padding="0in" loext:border="none"/>
    </style:style>
    <style:style style:name="T19" style:family="text">
      <style:text-properties fo:font-variant="normal" fo:text-transform="none" fo:color="#d5d1cc" loext:opacity="100%" style:font-name="Arial1" fo:font-size="15pt" fo:letter-spacing="normal" fo:font-style="normal" style:text-underline-style="none" fo:font-weight="normal" officeooo:rsid="0038df33" style:font-size-asian="15pt" style:font-weight-asian="normal" style:font-size-complex="15pt" style:font-weight-complex="normal" loext:padding="0in" loext:border="none"/>
    </style:style>
    <style:style style:name="T20" style:family="text">
      <style:text-properties fo:font-variant="normal" fo:text-transform="none" fo:color="#d5d1cc" loext:opacity="100%" style:font-name="Arial1" fo:font-size="15pt" fo:letter-spacing="normal" fo:font-style="normal" style:text-underline-style="none" fo:font-weight="normal" officeooo:rsid="0016d8a8" style:font-size-asian="15pt" style:font-weight-asian="normal" style:font-size-complex="15pt" style:font-weight-complex="normal" loext:padding="0in" loext:border="none"/>
    </style:style>
    <style:style style:name="T21" style:family="text">
      <style:text-properties fo:font-variant="normal" fo:text-transform="none" fo:color="#d5d1cc" loext:opacity="100%" style:font-name="Arial1" fo:font-size="15pt" fo:letter-spacing="normal" fo:font-style="normal" style:text-underline-style="none" fo:font-weight="normal" officeooo:rsid="0011b8ff" style:font-size-asian="15pt" style:font-weight-asian="normal" style:font-size-complex="15pt" style:font-weight-complex="normal" loext:padding="0in" loext:border="none"/>
    </style:style>
    <style:style style:name="T22" style:family="text">
      <style:text-properties fo:font-variant="normal" fo:text-transform="none" fo:color="#d5d1cc" loext:opacity="100%" style:font-name="Arial1" fo:font-size="15pt" fo:letter-spacing="normal" fo:font-style="normal" style:text-underline-style="none" fo:font-weight="normal" officeooo:rsid="0018ab6b" style:font-size-asian="15pt" style:font-weight-asian="normal" style:font-size-complex="15pt" style:font-weight-complex="normal" loext:padding="0in" loext:border="none"/>
    </style:style>
    <style:style style:name="T23" style:family="text">
      <style:text-properties fo:font-variant="normal" fo:text-transform="none" fo:color="#d5d1cc" loext:opacity="100%" style:font-name="Arial1" fo:font-size="15pt" fo:letter-spacing="normal" fo:font-style="normal" style:text-underline-style="solid" style:text-underline-width="auto" style:text-underline-color="font-color" fo:font-weight="normal" officeooo:rsid="0036eb5e" style:font-size-asian="15pt" style:font-weight-asian="normal" style:font-size-complex="15pt" style:font-weight-complex="normal" loext:padding="0in" loext:border="none"/>
    </style:style>
    <style:style style:name="T24" style:family="text">
      <style:text-properties fo:font-variant="normal" fo:text-transform="none" fo:color="#d5d1cc" loext:opacity="100%" style:font-name="Arial1" fo:font-size="15pt" fo:letter-spacing="normal" fo:font-style="normal" style:text-underline-style="solid" style:text-underline-width="auto" style:text-underline-color="font-color" fo:font-weight="normal" officeooo:rsid="00370445" style:font-size-asian="15pt" style:font-weight-asian="normal" style:font-size-complex="15pt" style:font-weight-complex="normal" loext:padding="0in" loext:border="none"/>
    </style:style>
    <style:style style:name="T25" style:family="text">
      <style:text-properties fo:font-variant="normal" fo:text-transform="none" fo:color="#000080" loext:opacity="100%" style:font-name="Arial1" fo:font-size="12pt" fo:letter-spacing="normal" fo:language="zxx" fo:country="none" fo:font-style="normal" style:text-underline-style="solid" style:text-underline-width="auto" style:text-underline-color="font-color" fo:font-weight="normal" style:font-size-asian="12pt" style:language-asian="zxx" style:country-asian="none" style:font-weight-asian="normal" style:font-size-complex="12pt" style:language-complex="zxx" style:country-complex="none" style:font-weight-complex="normal" loext:padding="0in" loext:border="none"/>
    </style:style>
    <style:style style:name="T26" style:family="text">
      <style:text-properties fo:color="#e8e6e3" loext:opacity="100%" officeooo:rsid="0011b8ff"/>
    </style:style>
    <style:style style:name="T27" style:family="text">
      <style:text-properties fo:color="#e8e6e3" loext:opacity="100%" fo:font-size="24pt" style:text-underline-style="solid" style:text-underline-width="auto" style:text-underline-color="font-color" fo:font-weight="bold" officeooo:rsid="0011b8ff" style:font-size-asian="24pt" style:font-weight-asian="bold" style:font-size-complex="24pt" style:font-weight-complex="bold"/>
    </style:style>
    <style:style style:name="T28" style:family="text">
      <style:text-properties style:text-underline-style="none" officeooo:rsid="0011b8ff"/>
    </style:style>
    <style:style style:name="T29" style:family="text">
      <style:text-properties style:text-underline-style="solid" style:text-underline-width="auto" style:text-underline-color="font-color"/>
    </style:style>
    <style:style style:name="T30" style:family="text">
      <style:text-properties officeooo:rsid="002d6724"/>
    </style:style>
    <style:style style:name="T31" style:family="text">
      <style:text-properties officeooo:rsid="002b2d5a"/>
    </style:style>
    <style:style style:name="T32" style:family="text">
      <style:text-properties officeooo:rsid="00293de2"/>
    </style:style>
    <style:style style:name="T33" style:family="text">
      <style:text-properties officeooo:rsid="002cd7c8"/>
    </style:style>
    <style:style style:name="T34" style:family="text">
      <style:text-properties officeooo:rsid="0023d9de"/>
    </style:style>
    <style:style style:name="T35" style:family="text">
      <style:text-properties officeooo:rsid="0011b8ff"/>
    </style:style>
    <style:style style:name="T36" style:family="text">
      <style:text-properties officeooo:rsid="00191855"/>
    </style:style>
    <style:style style:name="T37" style:family="text">
      <style:text-properties officeooo:rsid="00197074"/>
    </style:style>
    <style:style style:name="T38" style:family="text">
      <style:text-properties fo:color="#d5d1cc" loext:opacity="100%" officeooo:rsid="0009b8a5"/>
    </style:style>
    <style:style style:name="T39" style:family="text">
      <style:text-properties fo:color="#d5d1cc" loext:opacity="100%" officeooo:rsid="001c383d"/>
    </style:style>
    <style:style style:name="T40" style:family="text">
      <style:text-properties fo:color="#d5d1cc" loext:opacity="100%" fo:font-size="15pt" officeooo:rsid="002d6724" style:font-size-asian="13.1000003814697pt" style:font-size-complex="15pt"/>
    </style:style>
    <style:style style:name="T41" style:family="text">
      <style:text-properties fo:color="#d5d1cc" loext:opacity="100%" fo:font-size="15pt" officeooo:rsid="001329da" style:font-size-asian="13.1000003814697pt" style:font-size-complex="15pt"/>
    </style:style>
    <style:style style:name="T42" style:family="text">
      <style:text-properties fo:color="#d5d1cc" loext:opacity="100%" fo:font-size="15pt" officeooo:rsid="001c383d" style:font-size-asian="13.1000003814697pt" style:font-size-complex="15pt"/>
    </style:style>
    <style:style style:name="T43" style:family="text">
      <style:text-properties officeooo:rsid="001c383d"/>
    </style:style>
    <style:style style:name="T44" style:family="text">
      <style:text-properties fo:font-variant="normal" fo:text-transform="none" style:use-window-font-color="true" loext:opacity="0%" style:text-outline="false" style:text-line-through-style="none" style:text-line-through-type="none" style:font-name="Arial3" fo:font-size="11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Arial3" fo:font-size="13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draw:auto-grow-height="false" draw:auto-grow-width="tru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362in" fo:min-width="0.3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style:run-through="foreground"/>
    </style:style>
    <style:style style:name="gr7"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3402in" fo:min-width="0.239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011in" svg:stroke-color="#000000" draw:marker-start="" draw:marker-start-width="0.0953in" draw:marker-start-center="false" draw:marker-end="" draw:marker-end-width="0.0953in" draw:marker-end-center="false" draw:fill="none"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draw:stroke-dash="Dash_20_Dot_20_4" svg:stroke-width="0.011in" svg:stroke-color="#000000" draw:marker-start="" draw:marker-start-width="0.0953in" draw:marker-start-center="false" draw:marker-end="" draw:marker-end-width="0.0953in" draw:marker-end-center="false" draw:fill="solid" draw:fill-color="#729fcf" draw:opacity="0%" draw:textarea-horizontal-align="justify" draw:textarea-vertical-align="middle" draw:auto-grow-height="false" draw:auto-grow-width="true" fo:padding-top="0.0547in" fo:padding-bottom="0.0547in" fo:padding-left="0.1043in" fo:padding-right="0.1043in" fo:wrap-option="wrap" draw:shadow="hidden" draw:shadow-offset-x="0.0783in" draw:shadow-offset-y="0.0783in" draw:shadow-color="#808080" style:run-through="foreground"/>
    </style:style>
    <style:style style:name="gr1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9in" fo:min-width="1.4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535in" fo:min-width="2.0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0.90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none" draw:stroke-dash="Dash_20_Dot_20_4" svg:stroke-width="0.011in" svg:stroke-color="#000000" draw:marker-start="" draw:marker-start-width="0.0783in" draw:marker-start-center="false" draw:marker-end="" draw:marker-end-width="0.0783in" draw:marker-end-center="false" draw:fill="solid" draw:fill-color="#eeeeee" draw:opacity="0%" draw:textarea-horizontal-align="justify" draw:textarea-vertical-align="middle" draw:auto-grow-height="false" draw:auto-grow-width="true" fo:min-height="0.2445in" fo:min-width="0.168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4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2945in" fo:min-width="1.0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4909in" fo:min-width="1.7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925in" fo:min-width="1.370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3634in" fo:min-width="0.59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draw:auto-grow-width="true" fo:min-height="0.5882in" fo:min-width="2.0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TO TOPIC</text:p>
      <text:p text:style-name="P2"/>
      <text:p text:style-name="P3"/>
      <text:p text:style-name="P4">This, Dressing<text:span text:style-name="T2">n</text:span>ity <text:span text:style-name="T1">Dummy </text:span>E-Commerce website project aims to make a <text:span text:style-name="T3">Dummy</text:span><text:span text:style-name="T1"> </text:span>website for <text:span text:style-name="T1">demonstration of Technology learned by students of BCA Semester 5</text:span>. This is a <text:span text:style-name="T3">dummy </text:span>E-Shopping website <text:span text:style-name="T1">which aim to show how basic technologies of web development can be used to create an eye-soothing website</text:span>. For this, we need a website that is user-friendly and encourage user to do what they want. </text:p>
      <text:p text:style-name="P4"/>
      <text:p text:style-name="P6">This website will be made using basic technologies such HTML, CSS, JavaScript and their framework such a Bootstrap and JQuery.</text:p>
      <text:p text:style-name="P9">PROBLEM STATEMENT</text:p>
      <text:p text:style-name="P5">In this Problem statement we are going to describe What you are going to design/Develop/Study, <text:span text:style-name="T36">as required by format provided to us by our project mentor.<text:line-break/></text:span></text:p>
      <text:p text:style-name="P8">We will be making a basic dummy E-commerce website which we(Team-members) have collectively agreed to call “Dressingnity”. <text:span text:style-name="T38">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span></text:p>
      <text:p text:style-name="P8"><text:span text:style-name="T38"/></text:p>
      <text:p text:style-name="P8"><text:span text:style-name="T39">So make this process easy for them, w</text:span>e aim to make this website to have <text:span text:style-name="T37">a mixture of fluid and material UI, which Is easy to navigate and use.</text:span></text:p>
      <text:p text:style-name="P7"/>
      <text:p text:style-name="P7"/>
      <text:p text:style-name="P10">METHODOLOGY</text:p>
      <text:p text:style-name="P11">While discussing the methodology to follow, among our team we were really confused until we looked back and thought what methodology does most successful software company uses.</text:p>
      <text:p text:style-name="P11">Although we know a website is vastly different <text:span text:style-name="T4">from</text:span> a full-fledged cross-platform FOSS (Free and Open-Sourced) software, we realized the basic principle were same for both of them. </text:p>
      <text:p text:style-name="P11"/>
      <text:p text:style-name="P11">We found that all of these follow some variation of KISS principle <text:line-break/>except Arch Linux, which completely focuses on it. So in the end we decided to take this tested path followed by many.</text:p>
      <text:p text:style-name="P34"/>
      <text:p text:style-name="P34">WHAT IS “KISS” Methodology? </text:p>
      <text:p text:style-name="P12">KISS (Keep it Simple, Stupid) - A Design Principle:</text:p>
      <text:p text:style-name="P12">It was Albert Einstein who said; “If you can’t explain it, you don’t understand it well enough.” </text:p>
      <text:p text:style-name="P12"/>
      <text:p text:style-name="P13"><text:soft-page-break/>The phrase; “keep it simple, stupid” is thought to have been coined by the late Kelly Johnson, who was the lead engineer at the Lockheed <text:tab/>Skunk Works</text:p>
      <text:p text:style-name="P13">Today the KISS principle is celebrated in many engineering professions (including software engineering) and is often brought to bear by managers in many professions, as well as by trainers and educators.</text:p>
      <text:p text:style-name="P13"/>
      <text:h text:style-name="P1" text:outline-level="2">Variants of KISS</text:h>
      <text:p text:style-name="P13">The KISS principle is also offered in two other forms (for those who feel delicate about the inclusion of the word “stupid”):</text:p>
      <text:list text:style-name="L1">
        <text:list-item>
          <text:p text:style-name="P15">Keep it short and simple</text:p>
        </text:list-item>
        <text:list-item>
          <text:p text:style-name="P14">Keep it simple and straightforward</text:p>
        </text:list-item>
      </text:list>
      <text:p text:style-name="P13">Though both phrases technically introduce an “a” into the acronym – they both deliver the same message as “keep it simple, stupid”. The objective of any process is to deliver the simplest possible outcome.</text:p>
      <text:p text:style-name="P42">Website Structure Diagram</text:p>
      <text:p text:style-name="P43"><draw:g text:anchor-type="paragraph" draw:z-index="0" draw:name="Group object 1" draw:style-name="gr1"><draw:connector draw:style-name="gr2" draw:text-style-name="P58" svg:x1="0.4705in" svg:y1="1.2232in" svg:x2="6.3559in" svg:y2="1.2232in" svg:d="M1195 3107h14949" svg:viewBox="0 0 14951 2"><text:p/></draw:connector><draw:line draw:style-name="gr3" draw:text-style-name="P59" svg:x1="0.4618in" svg:y1="1.2319in" svg:x2="0.4618in" svg:y2="1.7752in"><text:p/></draw:line><draw:line draw:style-name="gr4" draw:text-style-name="P59" svg:x1="6.3654in" svg:y1="1.2319in" svg:x2="6.3654in" svg:y2="1.7752in"><text:p/></draw:line><draw:custom-shape draw:style-name="gr5" draw:text-style-name="P61" xml:id="id1" draw:id="id1" svg:width="1.1579in" svg:height="0.8697in" svg:x="-0.1161in" svg:y="1.5579in"><text:p text:style-name="P60"><text:span text:style-name="T44">Logi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name="folder-locked 1" draw:style-name="gr6"><draw:custom-shape draw:style-name="gr7" draw:text-style-name="P62" svg:width="0.4358in" svg:height="0.4386in" svg:x="0.6941in" svg:y="1.3406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63" svg:width="0.2177in" svg:height="0.1091in" svg:x="0.8028in" svg:y="1.5587in" svg:viewBox="0 0 554 278" draw:points="0,278 554,278 554,0 0,0"><text:p/></draw:polygon><draw:line draw:style-name="gr9" draw:text-style-name="P64" svg:x1="0.9669in" svg:y1="1.5598in" svg:x2="0.9669in" svg:y2="1.5051in"><text:p/></draw:line><draw:ellipse draw:style-name="gr9" draw:text-style-name="P64" svg:width="0.1094in" svg:height="0.1098in" svg:x="0.8575in" svg:y="1.45in" draw:kind="arc" draw:start-angle="357.06" draw:end-angle="182.88"><text:p/></draw:ellipse><draw:line draw:style-name="gr9" draw:text-style-name="P64" svg:x1="0.8579in" svg:y1="1.5598in" svg:x2="0.8579in" svg:y2="1.5051in"><text:p/></draw:line></draw:g><draw:custom-shape draw:style-name="gr10" draw:text-style-name="P66" xml:id="id3" draw:id="id3" svg:width="1.1579in" svg:height="0.5441in" svg:x="0.9256in" svg:y="3.0787in"><text:p text:style-name="P65"><text:span text:style-name="T45">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68" xml:id="id2" draw:id="id2" svg:width="1.7362in" svg:height="0.7614in" svg:x="2.4303in" svg:y="3.9488in"><text:p text:style-name="P67"><text:span text:style-name="T46">Shop Item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58" svg:x1="0.463in" svg:y1="2.4272in" svg:x2="2.4303in" svg:y2="4.3291in" draw:start-shape="id1" draw:start-glue-point="6" draw:end-shape="id2" draw:end-glue-point="3" svg:d="M1176 6165v4831h4997" svg:viewBox="0 0 4999 4833"><text:p/></draw:connector><draw:connector draw:style-name="gr2" draw:text-style-name="P58" svg:x1="3.298in" svg:y1="3.9484in" svg:x2="2.0831in" svg:y2="3.35in" draw:start-shape="id2" draw:end-shape="id3" draw:end-glue-point="1" svg:d="M8377 10029v-1520h-3086" svg:viewBox="0 0 3089 1522"><text:p/></draw:connector><draw:custom-shape draw:style-name="gr12" draw:text-style-name="P68" xml:id="id4" draw:id="id4" svg:width="2.1996in" svg:height="0.6524in" svg:x="2.1984in" svg:y="0.1453in"><text:p text:style-name="P67"><text:span text:style-name="T46">Dressingity Home</text:span></text:p><draw:enhanced-geometry svg:viewBox="0 0 21600 21600" draw:type="rectangle" draw:enhanced-path="M 0 0 L 21600 0 21600 21600 0 21600 0 0 Z N"/></draw:custom-shape><draw:connector draw:style-name="gr2" draw:text-style-name="P58" svg:x1="3.2976in" svg:y1="0.7972in" svg:x2="3.298in" svg:y2="3.9484in" draw:start-shape="id4" draw:start-glue-point="2" draw:end-shape="id2" draw:end-glue-point="0" svg:d="M8376 2025v4002h1v4002" svg:viewBox="0 0 4 8006"><text:p/></draw:connector><draw:custom-shape draw:style-name="gr13" draw:text-style-name="P66" xml:id="id5" draw:id="id5" svg:width="1.1571in" svg:height="0.5441in" svg:x="4.2823in" svg:y="3.0787in"><text:p text:style-name="P65"><text:span text:style-name="T45">ca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58" svg:x1="1.0413in" svg:y1="1.9925in" svg:x2="4.8606in" svg:y2="3.0783in" draw:start-shape="id1" draw:start-glue-point="7" draw:end-shape="id5" draw:end-glue-point="0" svg:d="M2645 5061h9701v2758" svg:viewBox="0 0 9703 2760"><text:p/></draw:connector><draw:connector draw:style-name="gr2" draw:text-style-name="P58" svg:x1="4.1665in" svg:y1="4.3295in" svg:x2="4.861in" svg:y2="3.6224in" draw:start-shape="id2" draw:start-glue-point="1" draw:end-shape="id5" draw:end-glue-point="2" svg:d="M10583 10997h1764v-1796" svg:viewBox="0 0 1766 1797"><text:p/></draw:connector><draw:g draw:name="folder-unlocked 1" draw:style-name="gr6"><draw:custom-shape draw:style-name="gr14" draw:text-style-name="P62" svg:width="0.365in" svg:height="0.3425in" svg:x="0.6728in" svg:y="2.3406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8" draw:text-style-name="P63" svg:width="0.1819in" svg:height="0.085in" svg:x="0.7642in" svg:y="2.5114in" svg:viewBox="0 0 463 217" draw:points="0,217 463,217 463,0 0,0"><text:p/></draw:polygon><draw:line draw:style-name="gr9" draw:text-style-name="P64" svg:x1="0.9008in" svg:y1="2.5114in" svg:x2="0.9008in" svg:y2="2.4685in"><text:p/></draw:line><draw:ellipse draw:style-name="gr9" draw:text-style-name="P64" svg:width="0.0921in" svg:height="0.085in" svg:x="0.8094in" svg:y="2.4264in" draw:kind="arc" draw:start-angle="357.06" draw:end-angle="182.88"><text:p/></draw:ellipse></draw:g><draw:connector draw:style-name="gr2" draw:text-style-name="P58" svg:x1="0.463in" svg:y1="2.4272in" svg:x2="0.9252in" svg:y2="3.35in" draw:start-shape="id1" draw:start-glue-point="6" draw:end-shape="id3" draw:end-glue-point="3" svg:d="M1176 6165v2344h1174" svg:viewBox="0 0 1177 2346"><text:p/></draw:connector><draw:connector draw:style-name="gr2" draw:text-style-name="P58" svg:x1="2.0831in" svg:y1="3.35in" svg:x2="4.2823in" svg:y2="3.35in" draw:start-shape="id3" draw:start-glue-point="1" draw:end-shape="id5" draw:end-glue-point="3" svg:d="M5291 8509h5586" svg:viewBox="0 0 5588 2"><text:p/></draw:connector><draw:connector draw:style-name="gr2" draw:text-style-name="P58" svg:x1="2.1984in" svg:y1="2.2102in" svg:x2="2.2028in" svg:y2="1.2343in" svg:d="M5584 5614v-1239h11v-1240" svg:viewBox="0 0 12 2480"><text:p/></draw:connector><draw:custom-shape draw:style-name="gr15" draw:text-style-name="P68" xml:id="id6" draw:id="id6" svg:width="1.7362in" svg:height="0.6524in" svg:x="0.3472in" svg:y="6.5571in"><text:p text:style-name="P67"><text:span text:style-name="T46">B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68" xml:id="id8" draw:id="id8" svg:width="1.2732in" svg:height="0.435in" svg:x="4.2823in" svg:y="1.4496in"><text:p text:style-name="P67"><text:span text:style-name="T46">FA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58" svg:x1="3.1531in" svg:y1="1.2114in" svg:x2="1.215in" svg:y2="6.5575in" draw:end-shape="id6" draw:end-glue-point="0" svg:d="M8009 3077v6539h-4923v7040" svg:viewBox="0 0 4925 13580"><text:p/></draw:connector><draw:custom-shape draw:style-name="gr17" draw:text-style-name="P68" xml:id="id7" draw:id="id7" svg:width="1.9685in" svg:height="0.6524in" svg:x="2.3146in" svg:y="5.3618in"><text:p text:style-name="P67"><text:span text:style-name="T46">Product P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58" svg:x1="3.2984in" svg:y1="4.7098in" svg:x2="3.2984in" svg:y2="5.3618in" draw:start-shape="id2" draw:start-glue-point="2" draw:end-shape="id7" draw:end-glue-point="0" svg:d="M8378 11963v1656" svg:viewBox="0 0 2 1658"><text:p/></draw:connector><draw:connector draw:style-name="gr2" draw:text-style-name="P58" svg:x1="4.2823in" svg:y1="5.6878in" svg:x2="4.8606in" svg:y2="3.6224in" draw:start-shape="id7" draw:start-glue-point="1" draw:end-shape="id5" svg:d="M10877 14447h1469v-5246" svg:viewBox="0 0 1471 5248"><text:p/></draw:connector><draw:custom-shape draw:style-name="gr18" draw:text-style-name="P68" svg:width="1.6205in" svg:height="0.5441in" svg:x="1.3886in" svg:y="2.2098in"><text:p text:style-name="P67"><text:span text:style-name="T46">Ab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68" svg:width="1.1232in" svg:height="0.6524in" svg:x="5.8213in" svg:y="1.6669in"><text:p text:style-name="P67"><text:span text:style-name="T47">Contac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58" svg:x1="4.9189in" svg:y1="1.4496in" svg:x2="4.911in" svg:y2="1.2114in" draw:start-shape="id8" draw:start-glue-point="0" svg:d="M12494 3682v-552h-20v-53" svg:viewBox="0 0 21 607"><text:p/></draw:connector><draw:custom-shape draw:style-name="gr20" draw:text-style-name="P68" xml:id="id9" draw:id="id9" svg:width="2.315in" svg:height="0.7606in" svg:x="4.7075in" svg:y="6.6661in"><text:p text:style-name="P67"><text:span text:style-name="T46">Checkou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 draw:text-style-name="P58" svg:x1="3.2984in" svg:y1="6.0142in" svg:x2="4.7075in" svg:y2="7.0461in" draw:start-shape="id7" draw:start-glue-point="2" draw:end-shape="id9" draw:end-glue-point="3" svg:d="M8378 15276v2621h3579" svg:viewBox="0 0 3581 2623"><text:p/></draw:connector><draw:connector draw:style-name="gr2" draw:text-style-name="P58" svg:x1="5.4394in" svg:y1="3.35in" svg:x2="5.8642in" svg:y2="6.6661in" draw:start-shape="id5" draw:start-glue-point="1" draw:end-shape="id9" draw:end-glue-point="0" svg:d="M13816 8509h1079v8423" svg:viewBox="0 0 1081 8424"><text:p/></draw:connector></draw:g></text:p>
      <text:p text:style-name="P43"/>
      <text:p text:style-name="P43"/>
      <text:p text:style-name="P43"/>
      <text:p text:style-name="P43"/>
      <text:p text:style-name="P43"/>
      <text:p text:style-name="P43"/>
      <text:p text:style-name="P53"><text:span text:style-name="T9">(</text:span><text:span text:style-name="T10">SRS</text:span><text:span text:style-name="T9">)</text:span></text:p>
      <text:p text:style-name="P54"><text:span text:style-name="T11">(Software Requirement Specifications</text:span><text:span text:style-name="T12">)</text:span></text:p>
      <text:p text:style-name="P52"><text:span text:style-name="T26">Introduction</text:span><text:span text:style-name="T35"> </text:span></text:p>
      <text:p text:style-name="P51"><text:span text:style-name="T6">The purpose of this document is to define and describe the requirements of the project and to spell out the system’s functionality and its constraints.</text:span></text:p>
      <text:p text:style-name="P49">General Description</text:p>
      <text:p text:style-name="P37"><text:span text:style-name="T30">1. </text:span>Product Functions</text:p>
      <text:p text:style-name="P51"><text:span text:style-name="T7">The product should make entire shopping process easier and streamlined for the users and time efficient </text:span><text:span text:style-name="T8">by simplifying the UI using, KISS methodology</text:span><text:span text:style-name="T7">.</text:span><text:span text:style-name="T5"> </text:span></text:p>
      <text:p text:style-name="P51"><text:span text:style-name="T5"/></text:p>
      <text:p text:style-name="P48"><text:span text:style-name="T42">2</text:span><text:span text:style-name="T40">. </text:span><text:span text:style-name="T41">User Objectives</text:span></text:p>
      <text:p text:style-name="P51"><text:span text:style-name="T7">The user wants a website that will swift and easy to use. The website must facilitate the speed and ease of use.</text:span><text:span text:style-name="T5"><text:line-break/></text:span></text:p>
      <text:p text:style-name="P38"><text:span text:style-name="T43">3</text:span><text:span text:style-name="T30">. </text:span>General Constraints</text:p>
      <text:p text:style-name="P28"><text:span text:style-name="T35">Constraints include an easy to use interface for the website, a Windows platform or, at bare minimum, a Mac with Access internet. Also, it must be Fast and ad-free, and easy to navigate and use.</text:span></text:p>
      <text:p text:style-name="P28"><text:span text:style-name="T5"/></text:p>
      <text:p text:style-name="P50">Functional Requirements</text:p>
      <text:p text:style-name="P27">Items provided on Dressing<text:span text:style-name="T2">n</text:span>ity shall be easily bought.</text:p>
      <text:p text:style-name="P28">1. Items shall be stored on the laptop machine or server.</text:p>
      <text:p text:style-name="P28">2. Very high up time.</text:p>
      <text:p text:style-name="P28">3. Limited network / Wi-Fi availability could present a technical challenge</text:p>
      <text:p text:style-name="P28"><text:soft-page-break/>4. The above stated factor is a risk we have encountered. Eliminate it by reducing the dependency of our program on these things.</text:p>
      <text:p text:style-name="P23">5. users should be able to add item to cart</text:p>
      <text:p text:style-name="P23">6. user can checkout multiple item</text:p>
      <text:p text:style-name="P23">7. User can login to access his/her/their accounts</text:p>
      <text:p text:style-name="P28"><text:span text:style-name="T32">8</text:span><text:span text:style-name="T35">. This requirement is the basis of the project; all other aspects depend on it.</text:span></text:p>
      <text:p text:style-name="P28"/>
      <text:p text:style-name="P49">Interface Requirements</text:p>
      <text:p text:style-name="P39"><text:span text:style-name="T30">1. </text:span>User Interfaces</text:p>
      <text:list xml:id="list2745394213" text:style-name="L13">
        <text:list-item>
          <text:p text:style-name="P24">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24">CLI – There is no command line interface</text:p>
        </text:list-item>
        <text:list-item>
          <text:p text:style-name="P24">API – There is no API for the product</text:p>
          <text:p text:style-name="P24"/>
        </text:list-item>
      </text:list>
      <text:p text:style-name="P37"><text:span text:style-name="T30">2. </text:span>Hardware Interfaces</text:p>
      <text:p text:style-name="P23">The website uses the GitHub.io for hosting the site. Access to the data and other hardware is managed by the GitHub and web browser.</text:p>
      <text:p text:style-name="P23"/>
      <text:p text:style-name="P37"><text:span text:style-name="T30">3. </text:span>Software Interfaces</text:p>
      <text:p text:style-name="P23">The Website's Software interface can be accessed by using a modern computer or a smartphone device although website is designed especially for Desktop mode.</text:p>
      <text:p text:style-name="P47"/>
      <text:p text:style-name="P47"><text:soft-page-break/></text:p>
      <text:p text:style-name="P49">Cost Feasibility</text:p>
      <text:p text:style-name="P21">There is no particular budget for product as the project is done be some college students. And it is a known fact that college student are always on the verge of start begging.</text:p>
      <text:p text:style-name="P21"><text:span text:style-name="T27"/></text:p>
      <text:p text:style-name="P49">Software Requirements</text:p>
      <text:p text:style-name="P33">1. <text:span text:style-name="T29">Development Requirements.</text:span></text:p>
      <text:list xml:id="list1772112262" text:style-name="L2">
        <text:list-item>
          <text:p text:style-name="P16">Any Modern OS</text:p>
        </text:list-item>
        <text:list-item>
          <text:p text:style-name="P16">Visual Studio Code/Codium</text:p>
        </text:list-item>
        <text:list-item>
          <text:p text:style-name="P16">Git and GitHub<text:tab/></text:p>
        </text:list-item>
        <text:list-item>
          <text:p text:style-name="P16">Modern Web browser (Microsoft Edge, Google Chrome etc.)</text:p>
        </text:list-item>
      </text:list>
      <text:list text:style-name="L8">
        <text:list-item>
          <text:p text:style-name="P17">Pesticide Extension</text:p>
        </text:list-item>
        <text:list-item>
          <text:p text:style-name="P17">Developer tools</text:p>
        </text:list-item>
        <text:list-item>
          <text:p text:style-name="P17"/>
        </text:list-item>
      </text:list>
      <text:p text:style-name="P33"><text:span text:style-name="T30">2</text:span>. <text:span text:style-name="T29">Consumer Requirements.</text:span></text:p>
      <text:list xml:id="list210452328221545" text:continue-list="list1772112262" text:style-name="L2">
        <text:list-item>
          <text:p text:style-name="P16">Any modern Web browser (Microsoft Edge, Google Chrome etc.)</text:p>
        </text:list-item>
        <text:list-item>
          <text:p text:style-name="P18">Active Internet Connection</text:p>
        </text:list-item>
      </text:list>
      <text:p text:style-name="P44">Hardware Requirements</text:p>
      <text:p text:style-name="P35"><text:span text:style-name="T30">1. </text:span>Computer Requirements</text:p>
      <text:list xml:id="list1568725515" text:style-name="L9">
        <text:list-item>
          <text:p text:style-name="P19"><text:span text:style-name="T31">1 G</text:span><text:span text:style-name="T32">Hz processor or higher</text:span></text:p>
        </text:list-item>
      </text:list>
      <text:list text:style-name="L10">
        <text:list-item>
          <text:p text:style-name="P22"><text:span text:style-name="T31">1G</text:span>B RAM or higher</text:p>
        </text:list-item>
        <text:list-item>
          <text:p text:style-name="P22">1.5GB Available Hard Drive Space<text:span text:style-name="T31">(for Browser)</text:span></text:p>
        </text:list-item>
        <text:list-item>
          <text:p text:style-name="P22">Windows <text:span text:style-name="T31">7</text:span> SP2 or later operating system <text:span text:style-name="T31">OR Any LINUX distr</text:span><text:span text:style-name="T33">ibution</text:span>.</text:p>
        </text:list-item>
        <text:list-item>
          <text:p text:style-name="P22"><text:span text:style-name="T31">It</text:span> is also Accessible<text:span text:style-name="T31"> on</text:span> Mac OS</text:p>
        </text:list-item>
      </text:list>
      <text:list xml:id="list210452160433460" text:continue-list="list1568725515" text:style-name="L9">
        <text:list-item>
          <text:p text:style-name="P19"><text:span text:style-name="T34">An a</text:span>ctive Internet Connection</text:p>
        </text:list-item>
      </text:list>
      <text:p text:style-name="P25">OR</text:p>
      <text:p text:style-name="P36"><text:span text:style-name="T30">2. </text:span>Smartphone</text:p>
      <text:list text:style-name="L11">
        <text:list-item>
          <text:p text:style-name="P26">Android 5.0+(for Web-view and browser Support)</text:p>
        </text:list-item>
      </text:list>
      <text:p text:style-name="P45">Technical Requirements</text:p>
      <text:list text:style-name="L12">
        <text:list-item>
          <text:p text:style-name="P20">HTML (Hyper<text:span text:style-name="T34">T</text:span>ext Markup Language)</text:p>
        </text:list-item>
        <text:list-item>
          <text:p text:style-name="P20">CSS (Cascading Style Sheets)</text:p>
        </text:list-item>
        <text:list-item>
          <text:p text:style-name="P20">JavaScript (ES6 and Later)</text:p>
        </text:list-item>
        <text:list-item>
          <text:p text:style-name="P20">Bootstrap (HTML, CSS, JavaScript Framework, V5.2.0)</text:p>
        </text:list-item>
        <text:list-item>
          <text:p text:style-name="P20"><text:span text:style-name="T34">JQuery</text:span> (JavaScript library, V3.5)</text:p>
        </text:list-item>
        <text:list-item>
          <text:p text:style-name="P20">Git (Distributed version control system)</text:p>
        </text:list-item>
        <text:list-item>
          <text:p text:style-name="P20">GitHub (Git repository Hosting as well as Free basic website Hosting)</text:p>
        </text:list-item>
        <text:list-item>
          <text:p text:style-name="P20">API (Application Programming Interfaces)</text:p>
        </text:list-item>
      </text:list>
      <text:p text:style-name="P46"><text:soft-page-break/>References</text:p>
      <text:p text:style-name="P40">Technology References:</text:p>
      <text:p text:style-name="P55"><text:span text:style-name="T15">HTML(</text:span><text:a xlink:type="simple" xlink:href="https://html.spec.whatwg.org/multipage/" text:style-name="Internet_20_link" text:visited-style-name="Visited_20_Internet_20_Link">https://html.spec.whatwg.org/multipage/</text:a><text:span text:style-name="T15">) </text:span><text:span text:style-name="T20">(For Website Structure)</text:span></text:p>
      <text:p text:style-name="P55"><text:span text:style-name="T15">C</text:span><text:span text:style-name="T16">SS ( </text:span><text:a xlink:type="simple" xlink:href="https://www.w3.org/Style/CSS/Overview.en.html" text:style-name="Internet_20_link" text:visited-style-name="Visited_20_Internet_20_Link">https://www.w3.org/Style/CSS/Overview.en.html</text:a><text:span text:style-name="T16">) </text:span><text:span text:style-name="T20">(For Designing and Styling)</text:span></text:p>
      <text:p text:style-name="P55"><text:span text:style-name="T16">JavaScript(</text:span><text:a xlink:type="simple" xlink:href="https://www.javascript.com/" text:style-name="Internet_20_link" text:visited-style-name="Visited_20_Internet_20_Link">https://www.javascript.com/</text:a><text:span text:style-name="T16">) </text:span><text:span text:style-name="T20">(For minor Functionality, Part of Bootstrap CDN)</text:span></text:p>
      <text:p text:style-name="P55"><text:span text:style-name="T16">Bootstrap(</text:span><text:a xlink:type="simple" xlink:href="https://getbootstrap.com/" text:style-name="Internet_20_link" text:visited-style-name="Visited_20_Internet_20_Link">https://getbootstrap.com/</text:a><text:span text:style-name="T16">) </text:span><text:span text:style-name="T20">(HTML, CSS and JS Framework)</text:span></text:p>
      <text:p text:style-name="P55"><text:span text:style-name="T16">JQuery(</text:span><text:a xlink:type="simple" xlink:href="https://jquery.com/" text:style-name="Internet_20_link" text:visited-style-name="Visited_20_Internet_20_Link">https://jquery.com/</text:a><text:span text:style-name="T16">) </text:span><text:span text:style-name="T20">(Part of Bootstrap CDN)</text:span></text:p>
      <text:p text:style-name="P57"><text:span text:style-name="T20">L</text:span><text:span text:style-name="T17">ibreOffice(</text:span><text:a xlink:type="simple" xlink:href="https://www.libreoffice.org/discover/libreoffice/" text:style-name="Internet_20_link" text:visited-style-name="Visited_20_Internet_20_Link"><text:span text:style-name="T25">https://www.libreoffice.org/discover/libreoffice/</text:span></text:a><text:span text:style-name="T17"> )</text:span><text:span text:style-name="T22">(For making this synopsis)</text:span></text:p>
      <text:p text:style-name="P29"/>
      <text:p text:style-name="P41">Documentation References:</text:p>
      <text:p text:style-name="P55"><text:span text:style-name="T13">MDN(</text:span><text:a xlink:type="simple" xlink:href="https://developer.mozilla.org/en-US/" text:style-name="Internet_20_link" text:visited-style-name="Visited_20_Internet_20_Link">https://developer.mozilla.org/en-US/</text:a><text:span text:style-name="T13">) </text:span></text:p>
      <text:p text:style-name="P55"><text:span text:style-name="T13">Bootstrap Docs (</text:span><text:a xlink:type="simple" xlink:href="https://getbootstrap.com/docs/5.2/getting-started/introduction/" text:style-name="Internet_20_link" text:visited-style-name="Visited_20_Internet_20_Link">https://getbootstrap.com/docs/5.2/getting-started/introduction/</text:a><text:span text:style-name="T13">) </text:span></text:p>
      <text:p text:style-name="P30"/>
      <text:p text:style-name="P56"><text:span text:style-name="T13">O</text:span><text:span text:style-name="T17">thers: </text:span></text:p>
      <text:p text:style-name="P55"><text:span text:style-name="T16">Z</text:span><text:span text:style-name="T18">orin OS </text:span><text:span text:style-name="T20">16 Pro </text:span><text:span text:style-name="T18">(</text:span><text:a xlink:type="simple" xlink:href="https://zorin.com/os/" text:style-name="Internet_20_link" text:visited-style-name="Visited_20_Internet_20_Link">https://zorin.com/os/</text:a><text:span text:style-name="T18">) </text:span><text:span text:style-name="T14">(</text:span><text:span text:style-name="T20">Took </text:span><text:span text:style-name="T14">UI inspiration)</text:span></text:p>
      <text:p text:style-name="P55"><text:span text:style-name="T18">G</text:span><text:span text:style-name="T14">itHub(</text:span><text:a xlink:type="simple" xlink:href="https://github.com/" text:style-name="Internet_20_link" text:visited-style-name="Visited_20_Internet_20_Link">https://github.com/</text:a><text:span text:style-name="T14">) (Hosting </text:span><text:span text:style-name="T20">of project files as well as web hosting</text:span><text:span text:style-name="T14">)</text:span></text:p>
      <text:p text:style-name="P31">Arch Linux</text:p>
      <text:p text:style-name="P55"><text:span text:style-name="T17">(</text:span><text:a xlink:type="simple" xlink:href="https://www.garron.me/en/linux/kiss-simplicity-arch-linux-review.html" text:style-name="Internet_20_link" text:visited-style-name="Visited_20_Internet_20_Link">https://www.garron.me/en/linux/kiss-simplicity-arch-linux-review.html</text:a><text:span text:style-name="T19">)</text:span></text:p>
      <text:p text:style-name="P32">KISS Methodology)</text:p>
      <text:p text:style-name="P30"/>
      <text:p text:style-name="P55"><text:span text:style-name="T23">C</text:span><text:span text:style-name="T24">omposite reference:</text:span><text:span text:style-name="T14"><text:line-break/>Google (</text:span><text:a xlink:type="simple" xlink:href="https://www.google.co.in/" text:style-name="Internet_20_link" text:visited-style-name="Visited_20_Internet_20_Link">https://www.google.co.in/</text:a><text:span text:style-name="T21"> </text:span><text:span text:style-name="T1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1-01T19:09:25.201000000</meta:creation-date>
    <dc:date>2022-11-01T21:04:50.704000000</dc:date>
    <dc:creator>Prakash Shau</dc:creator>
    <meta:editing-duration>PT8M25S</meta:editing-duration>
    <meta:editing-cycles>2</meta:editing-cycles>
    <meta:generator>LibreOffice/7.4.1.2$Windows_X86_64 LibreOffice_project/3c58a8f3a960df8bc8fd77b461821e42c061c5f0</meta:generator>
    <meta:printed-by>Prakash Shau</meta:printed-by>
    <meta:print-date>2022-11-01T21:03:49.062000000</meta:print-date>
    <meta:document-statistic meta:table-count="0" meta:image-count="0" meta:object-count="0" meta:page-count="10" meta:paragraph-count="105" meta:word-count="1090" meta:character-count="6980" meta:non-whitespace-character-count="6004"/>
  </office:meta>
</office:document-meta>
</file>